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2" table:default-cell-style-name="ce1"/>
        <table:table-row table:style-name="ro1">
          <table:table-cell table:style-name="ce1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Ef1</text:p>
          </table:table-cell>
          <table:table-cell office:value-type="string" calcext:value-type="string">
            <text:p>Ef2</text:p>
          </table:table-cell>
          <table:table-cell office:value-type="string" calcext:value-type="string">
            <text:p>Ef3</text:p>
          </table:table-cell>
          <table:table-cell office:value-type="string" calcext:value-type="string">
            <text:p>Ef4</text:p>
          </table:table-cell>
          <table:table-cell office:value-type="string" calcext:value-type="string">
            <text:p>Ef5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 table:number-columns-spanned="10" table:number-rows-spanned="1">
            <text:p>Ef1 Condition: C1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0" table:number-rows-spanned="1">
            <text:p>Ef2 Condition: !C1 &amp;&amp; C2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0" table:number-rows-spanned="1">
            <text:p>Ef3 Condition: !C1 &amp;&amp; !C2 &amp;&amp; C3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0" table:number-rows-spanned="1">
            <text:p>Ef4 Condition: (!C1 &amp;&amp; !C2 &amp;&amp; !C3) &amp;&amp; ( (C4 &amp;&amp; C5) || !C4)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 table:number-columns-spanned="10" table:number-rows-spanned="1">
            <text:p>Ef5 Condition: (!C1 &amp;&amp; !C2 &amp;&amp; !C3) &amp;&amp; (C4 &amp;&amp; !C5)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 table:number-rows-repeated="2">
          <table:table-cell table:style-name="ce1"/>
          <table:table-cell table:number-columns-repeated="32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number-columns-repeated="16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f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f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f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f4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f5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22:54:09.042000000</meta:creation-date>
    <dc:date>2023-04-17T00:45:23.502000000</dc:date>
    <meta:editing-duration>PT59M31S</meta:editing-duration>
    <meta:editing-cycles>3</meta:editing-cycles>
    <meta:generator>LibreOffice/7.3.3.2$Windows_X86_64 LibreOffice_project/d1d0ea68f081ee2800a922cac8f79445e4603348</meta:generator>
    <meta:document-statistic meta:table-count="1" meta:cell-count="698" meta:object-count="0"/>
  </office:meta>
</office:document-meta>
</file>